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cc33" fo:font-size="16pt" fo:language="fr" fo:country="FR" officeooo:rsid="001bd705" officeooo:paragraph-rsid="001cd6ee" style:font-size-asian="16pt" style:font-size-complex="16pt"/>
    </style:style>
    <style:style style:name="P2" style:family="paragraph" style:parent-style-name="Standard">
      <style:text-properties fo:color="#00cc33" fo:font-size="16pt" fo:language="fr" fo:country="FR" officeooo:rsid="001bd705" officeooo:paragraph-rsid="002aa8d2" style:font-size-asian="16pt" style:font-size-complex="16pt"/>
    </style:style>
    <style:style style:name="P3" style:family="paragraph" style:parent-style-name="Standard">
      <style:text-properties fo:font-size="16pt" fo:language="fr" fo:country="FR" officeooo:rsid="001a4c41" officeooo:paragraph-rsid="001a4c41" style:font-size-asian="16pt" style:font-size-complex="16pt"/>
    </style:style>
    <style:style style:name="P4" style:family="paragraph" style:parent-style-name="Standard">
      <style:text-properties fo:font-size="16pt" fo:language="fr" fo:country="FR" officeooo:rsid="001a4c41" officeooo:paragraph-rsid="001cd6ee" style:font-size-asian="16pt" style:font-size-complex="16pt"/>
    </style:style>
    <style:style style:name="P5" style:family="paragraph" style:parent-style-name="Standard">
      <style:text-properties fo:font-size="16pt" fo:language="fr" fo:country="FR" officeooo:rsid="001a4c41" officeooo:paragraph-rsid="002aa8d2" style:font-size-asian="16pt" style:font-size-complex="16pt"/>
    </style:style>
    <style:style style:name="P6" style:family="paragraph" style:parent-style-name="Standard">
      <style:text-properties fo:font-size="16pt" fo:language="fr" fo:country="FR" officeooo:rsid="001bd705" officeooo:paragraph-rsid="001cd6ee" style:font-size-asian="16pt" style:font-size-complex="16pt"/>
    </style:style>
    <style:style style:name="P7" style:family="paragraph" style:parent-style-name="Standard">
      <style:text-properties fo:font-size="16pt" fo:language="fr" fo:country="FR" officeooo:rsid="001bd705" officeooo:paragraph-rsid="0022d826" style:font-size-asian="16pt" style:font-size-complex="16pt"/>
    </style:style>
    <style:style style:name="P8" style:family="paragraph" style:parent-style-name="Standard">
      <style:text-properties fo:font-size="16pt" fo:language="fr" fo:country="FR" officeooo:rsid="001bd705" officeooo:paragraph-rsid="001a4c41" style:font-size-asian="16pt" style:font-size-complex="16pt"/>
    </style:style>
    <style:style style:name="P9" style:family="paragraph" style:parent-style-name="Standard">
      <style:text-properties fo:font-size="16pt" fo:language="fr" fo:country="FR" officeooo:rsid="001bd705" officeooo:paragraph-rsid="0026bb57" style:font-size-asian="16pt" style:font-size-complex="16pt"/>
    </style:style>
    <style:style style:name="P10" style:family="paragraph" style:parent-style-name="Standard">
      <style:text-properties fo:font-size="16pt" fo:language="fr" fo:country="FR" officeooo:rsid="001bd705" officeooo:paragraph-rsid="002aa8d2" style:font-size-asian="16pt" style:font-size-complex="16pt"/>
    </style:style>
    <style:style style:name="P11" style:family="paragraph" style:parent-style-name="Standard">
      <style:text-properties fo:font-size="16pt" fo:language="fr" fo:country="FR" officeooo:rsid="001e8197" officeooo:paragraph-rsid="001e8197" style:font-size-asian="16pt" style:font-size-complex="16pt"/>
    </style:style>
    <style:style style:name="P12" style:family="paragraph" style:parent-style-name="Standard">
      <style:text-properties fo:color="#330000" fo:font-size="16pt" fo:language="fr" fo:country="FR" officeooo:rsid="001bd705" officeooo:paragraph-rsid="0022d826" style:font-size-asian="16pt" style:font-size-complex="16pt"/>
    </style:style>
    <style:style style:name="P13" style:family="paragraph" style:parent-style-name="Standard">
      <style:text-properties fo:color="#330000" fo:font-size="16pt" fo:language="fr" fo:country="FR" officeooo:rsid="001bd705" officeooo:paragraph-rsid="0029fe22" style:font-size-asian="16pt" style:font-size-complex="16pt"/>
    </style:style>
    <style:style style:name="P14" style:family="paragraph" style:parent-style-name="Standard">
      <style:text-properties fo:color="#77216f" fo:font-size="16pt" fo:language="fr" fo:country="FR" officeooo:rsid="001a4c41" officeooo:paragraph-rsid="002aa8d2" style:font-size-asian="16pt" style:font-size-complex="16pt"/>
    </style:style>
    <style:style style:name="P15" style:family="paragraph" style:parent-style-name="Standard">
      <style:text-properties fo:language="fr" fo:country="FR" officeooo:paragraph-rsid="0022d826"/>
    </style:style>
    <style:style style:name="P16" style:family="paragraph" style:parent-style-name="Standard">
      <style:text-properties fo:color="#330000" fo:font-size="16pt" fo:language="fr" fo:country="FR" officeooo:rsid="001bd705" officeooo:paragraph-rsid="0022d826" style:font-size-asian="16pt" style:font-size-complex="16pt"/>
    </style:style>
    <style:style style:name="P17" style:family="paragraph" style:parent-style-name="Standard">
      <style:text-properties fo:color="#330000" fo:font-size="16pt" fo:language="fr" fo:country="FR" officeooo:rsid="0024ba06" officeooo:paragraph-rsid="0022d826" style:font-size-asian="16pt" style:font-size-complex="16pt"/>
    </style:style>
    <style:style style:name="P18" style:family="paragraph" style:parent-style-name="Standard">
      <style:text-properties fo:color="#330000" fo:font-size="16pt" fo:language="fr" fo:country="FR" officeooo:rsid="0022d826" officeooo:paragraph-rsid="0022d826" style:font-size-asian="16pt" style:font-size-complex="16pt"/>
    </style:style>
    <style:style style:name="P19" style:family="paragraph" style:parent-style-name="Standard" style:list-style-name="L1">
      <style:text-properties fo:font-size="16pt" fo:language="fr" fo:country="FR" officeooo:rsid="0022d826" officeooo:paragraph-rsid="0026bb57" style:font-size-asian="16pt" style:font-size-complex="16pt"/>
    </style:style>
    <style:style style:name="P20" style:family="paragraph" style:parent-style-name="Standard" style:list-style-name="L1">
      <style:text-properties fo:font-size="16pt" fo:language="fr" fo:country="FR" officeooo:rsid="0025f72c" officeooo:paragraph-rsid="0026bb57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color="#00ccff" officeooo:rsid="001a4c41"/>
    </style:style>
    <style:style style:name="T3" style:family="text">
      <style:text-properties fo:color="#2c001e"/>
    </style:style>
    <style:style style:name="T4" style:family="text">
      <style:text-properties fo:color="#2c001e" officeooo:rsid="001cd6ee"/>
    </style:style>
    <style:style style:name="T5" style:family="text">
      <style:text-properties fo:color="#00cc33"/>
    </style:style>
    <style:style style:name="T6" style:family="text">
      <style:text-properties fo:color="#77216f"/>
    </style:style>
    <style:style style:name="T7" style:family="text">
      <style:text-properties fo:color="#193300"/>
    </style:style>
    <style:style style:name="T8" style:family="text">
      <style:text-properties fo:color="#193300" officeooo:rsid="00229210"/>
    </style:style>
    <style:style style:name="T9" style:family="text">
      <style:text-properties fo:color="#330066" officeooo:rsid="001cd6ee"/>
    </style:style>
    <style:style style:name="T10" style:family="text">
      <style:text-properties fo:color="#996699"/>
    </style:style>
    <style:style style:name="T11" style:family="text">
      <style:text-properties fo:color="#996699" officeooo:rsid="001cd6ee"/>
    </style:style>
    <style:style style:name="T12" style:family="text">
      <style:text-properties fo:color="#330000"/>
    </style:style>
    <style:style style:name="T13" style:family="text">
      <style:text-properties fo:color="#330000" style:text-position="super 58%" fo:font-size="16pt" officeooo:rsid="0022d826" style:font-size-asian="16pt" style:font-size-complex="16pt"/>
    </style:style>
    <style:style style:name="T14" style:family="text">
      <style:text-properties fo:color="#330000" officeooo:rsid="001e8197"/>
    </style:style>
    <style:style style:name="T15" style:family="text">
      <style:text-properties fo:color="#330000" officeooo:rsid="0022d826"/>
    </style:style>
    <style:style style:name="T16" style:family="text">
      <style:text-properties fo:color="#330000" fo:font-size="16pt" officeooo:rsid="0022d826" style:font-size-asian="16pt" style:font-size-complex="16pt"/>
    </style:style>
    <style:style style:name="T17" style:family="text">
      <style:text-properties fo:color="#330000" fo:font-size="16pt" officeooo:rsid="0024ba06" style:font-size-asian="16pt" style:font-size-complex="16pt"/>
    </style:style>
    <style:style style:name="T18" style:family="text">
      <style:text-properties fo:color="#330000" fo:language="de" fo:country="DE" officeooo:rsid="002aa8d2"/>
    </style:style>
    <style:style style:name="T19" style:family="text">
      <style:text-properties fo:color="#330000" officeooo:rsid="000643c4"/>
    </style:style>
    <style:style style:name="T20" style:family="text">
      <style:text-properties fo:color="#000000"/>
    </style:style>
    <style:style style:name="T21" style:family="text">
      <style:text-properties fo:color="#000000" style:text-position="super 58%"/>
    </style:style>
    <style:style style:name="T22" style:family="text">
      <style:text-properties officeooo:rsid="001a4c41"/>
    </style:style>
    <style:style style:name="T23" style:family="text">
      <style:text-properties officeooo:rsid="0022d826"/>
    </style:style>
    <style:style style:name="T24" style:family="text">
      <style:text-properties fo:language="de" fo:country="DE" officeooo:rsid="002be23a"/>
    </style:style>
    <style:style style:name="T25" style:family="text">
      <style:text-properties officeooo:rsid="002aa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6cm" fo:text-indent="-0.635cm" fo:margin-left="7.7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91cm" fo:text-indent="-0.635cm" fo:margin-left="8.3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text:span text:style-name="T1">er</text:span> page &lt; <text:s/>menu <text:s/>&gt; :</text:p>
      <text:p text:style-name="P3"/>
      <text:p text:style-name="P6"><text:span text:style-name="T15">header.</text:span><text:span text:style-name="T14"> </text:span><text:span text:style-name="T9">icône</text:span><text:span text:style-name="T11">*</text:span><text:span text:style-name="T10"><text:tab/> <text:tab/></text:span><text:span text:style-name="T3">barre de recherche</text:span><text:span text:style-name="T6">*</text:span><text:span text:style-name="T3"> <text:s/></text:span><text:tab/><text:span text:style-name="T7">icône</text:span><text:span text:style-name="T5">*</text:span></text:p>
      <text:p text:style-name="P1"/>
      <text:p text:style-name="P10"><text:span text:style-name="T11">*</text:span><text:span text:style-name="T9"> logo.</text:span></text:p>
      <text:p text:style-name="P14">* <text:span text:style-name="T4">une barre qui affiche les recherches les plus populaires lorsque nous l'appuyons.</text:span></text:p>
      <text:p text:style-name="P2"><text:span text:style-name="T22">*</text:span><text:span text:style-name="T2"> </text:span><text:span text:style-name="T7">une petite icône pour changer/choisir la lang</text:span><text:span text:style-name="T8">ue</text:span><text:span text:style-name="T7"> voulu.</text:span></text:p>
      <text:p text:style-name="P4"/>
      <text:p text:style-name="P4"><text:span text:style-name="T18">side-</text:span><text:span text:style-name="T12">bar </text:span><text:s/>&lt; <text:span text:style-name="T12">contiens les autre pages <text:s/></text:span>&gt; :</text:p>
      <text:p text:style-name="P4"><text:tab/></text:p>
      <text:p text:style-name="P5"><text:tab/><text:span text:style-name="T25">barre de recherche &lt;&lt; chercher des </text:span><text:span text:style-name="T19">évènement</text:span><text:span text:style-name="T18">s</text:span><text:span text:style-name="T25">/ventes ...&gt;&gt;</text:span></text:p>
      <text:p text:style-name="P11"/>
      <text:p text:style-name="P7"><text:tab/><text:span text:style-name="T20">2</text:span><text:span text:style-name="T21">e</text:span><text:span text:style-name="T20"> page</text:span><text:span text:style-name="T12"> : </text:span><text:span text:style-name="T15"><text:s/>présentation</text:span><text:span text:style-name="T12"> de l’association.</text:span></text:p>
      <text:p text:style-name="P12"><text:tab/></text:p>
      <text:p text:style-name="P13"><text:tab/><text:span text:style-name="T20">3</text:span><text:span text:style-name="T21">e</text:span><text:span text:style-name="T20"> page</text:span> : <text:span text:style-name="T25">Le site de présentation d’un évènement : réservation</text:span>.</text:p>
      <text:p text:style-name="P12"><text:tab/></text:p>
      <text:p text:style-name="P13"><text:tab/><text:span text:style-name="T20">4</text:span><text:span text:style-name="T21">e</text:span><text:span text:style-name="T20"> page</text:span> : <text:span text:style-name="T25">Le site de e-commerce : vente</text:span>.</text:p>
      <text:p text:style-name="P12"/>
      <text:p text:style-name="P15"><text:span text:style-name="T16"><text:tab/>5</text:span><text:span text:style-name="T13">e <text:s/></text:span><text:span text:style-name="T16">page : f</text:span><text:span text:style-name="T17">ormulaire (déposer une annonce/événements.).</text:span></text:p>
      <text:p text:style-name="P17"/>
      <text:p text:style-name="P12"/>
      <text:p text:style-name="P18"><text:tab/></text:p>
      <text:p text:style-name="P4"/>
      <text:p text:style-name="P3"><text:tab/><text:tab/><text:tab/><text:tab/>un<text:span text:style-name="T24">e</text:span> petit<text:span text:style-name="T24">e</text:span> introduction du site</text:p>
      <text:p text:style-name="P3"><text:s/><text:tab/><text:tab/><text:tab/>“ <text:s/>des image des anciens éventements ’’.</text:p>
      <text:p text:style-name="P8"/>
      <text:p text:style-name="P8"/>
      <text:p text:style-name="P8"/>
      <text:p text:style-name="P9"><text:s/><text:span text:style-name="T23">footer : </text:span></text:p>
      <text:list xml:id="list2362425710" text:style-name="L1">
        <text:list-item>
          <text:p text:style-name="P19">réseaux sociaux </text:p>
        </text:list-item>
        <text:list-item>
          <text:p text:style-name="P19">maps: pour localiser l´association.</text:p>
        </text:list-item>
        <text:list-item>
          <text:p text:style-name="P20">un bouton de retour pour choisir la langue «qui monte. directement vers la liste de choix de la langue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8:47:53.564778292</meta:creation-date>
    <dc:date>2020-02-26T16:38:30.787000000</dc:date>
    <meta:editing-duration>PT13H47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27" meta:character-count="767" meta:non-whitespace-character-count="629"/>
  </office:meta>
</office:document-meta>
</file>